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paragraph-properties fo:text-align="center"/>
      <style:text-properties fo:font-size="14pt" fo:text-shadow="1pt 1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style:text-outline="true" fo:font-size="14pt" fo:text-shadow="1pt 1pt" fo:font-weight="bold" style:font-size-asian="14pt" style:font-weight-asian="bold" style:font-size-complex="14pt" style:font-weight-complex="bold"/>
    </style:style>
    <style:style style:name="T1" style:family="text">
      <style:text-properties fo:text-shadow="1pt 1pt"/>
    </style:style>
    <style:style style:name="T2" style:family="text">
      <style:text-properties fo:font-size="14pt" fo:text-shadow="1pt 1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1.27cm" svg:x="14.97cm" svg:y="1.127cm">
          <text:p text:style-name="P1">Root Web Servirce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112cm" svg:height="1.778cm" svg:x="5.52cm" svg:y="10.612cm">
          <text:p text:style-name="P2"><text:span text:style-name="T1">TXmlRpcServ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35cm" svg:height="2.921cm" svg:x="16.24cm" svg:y="5.572cm">
          <text:p text:style-name="P2"><text:span text:style-name="T1">TXmlRpcShell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6.35cm" svg:height="2.921cm" svg:x="16.367cm" svg:y="9.128cm">
          <text:p text:style-name="P2"><text:span text:style-name="T1">TXmlRpcRMpi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6.35cm" svg:height="2.921cm" svg:x="16.367cm" svg:y="12.938cm">
          <text:p text:style-name="P2"><text:span text:style-name="T1">TXmlRpcProof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7.239cm" svg:height="2.667cm" svg:x="25.139cm" svg:y="5.318cm">
          <text:p text:style-name="P2"><text:span text:style-name="T1">JSRootShel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7.025cm" svg:height="2.667cm" svg:x="25.13cm" svg:y="8.88cm">
          <text:p text:style-name="P2"><text:span text:style-name="T1">JSRootMp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7.239cm" svg:height="2.667cm" svg:x="25.13cm" svg:y="12.557cm">
          <text:p text:style-name="P2"><text:span text:style-name="T1">JSRootProo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7.239cm" svg:height="2.667cm" svg:x="25.127cm" svg:y="16.327cm">
          <text:p text:style-name="P2"><text:span text:style-name="T1">JSRootServicesAdmi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2.632cm" svg:y1="11.501cm" svg:x2="16.24cm" svg:y2="7.033cm" draw:start-shape="id1" draw:start-glue-point="1" draw:end-shape="id2" draw:end-glue-point="6" svg:d="m12632 11501c2706 0 902-4468 3608-4468" svg:viewBox="0 0 3609 4469">
          <text:p/>
        </draw:connector>
        <draw:connector draw:style-name="gr5" draw:text-style-name="P1" draw:layer="layout" draw:type="curve" svg:x1="12.632cm" svg:y1="11.501cm" svg:x2="16.367cm" svg:y2="10.589cm" draw:start-shape="id1" draw:start-glue-point="1" draw:end-shape="id3" draw:end-glue-point="6" svg:d="m12632 11501c2802 0 935-912 3735-912" svg:viewBox="0 0 3736 913">
          <text:p/>
        </draw:connector>
        <draw:connector draw:style-name="gr5" draw:text-style-name="P1" draw:layer="layout" draw:type="curve" svg:x1="12.632cm" svg:y1="11.501cm" svg:x2="16.367cm" svg:y2="14.399cm" draw:start-shape="id1" draw:start-glue-point="1" draw:end-shape="id4" draw:end-glue-point="6" svg:d="m12632 11501c2802 0 935 2898 3735 2898" svg:viewBox="0 0 3736 2899">
          <text:p/>
        </draw:connector>
        <draw:connector draw:style-name="gr5" draw:text-style-name="P1" draw:layer="layout" draw:type="curve" svg:x1="22.59cm" svg:y1="7.033cm" svg:x2="25.139cm" svg:y2="6.651cm" draw:start-shape="id2" draw:start-glue-point="10" draw:end-shape="id5" draw:end-glue-point="3" svg:d="m22590 7033c1912 0 638-382 2549-382" svg:viewBox="0 0 2550 383">
          <text:p/>
        </draw:connector>
        <draw:connector draw:style-name="gr5" draw:text-style-name="P1" draw:layer="layout" draw:type="curve" svg:x1="22.717cm" svg:y1="10.589cm" svg:x2="25.13cm" svg:y2="10.213cm" draw:start-shape="id3" draw:start-glue-point="10" draw:end-shape="id6" draw:end-glue-point="3" svg:d="m22717 10589c1810 0 604-376 2413-376" svg:viewBox="0 0 2414 377">
          <text:p/>
        </draw:connector>
        <draw:connector draw:style-name="gr5" draw:text-style-name="P1" draw:layer="layout" draw:type="curve" svg:x1="22.717cm" svg:y1="14.399cm" svg:x2="25.13cm" svg:y2="13.89cm" draw:start-shape="id4" draw:start-glue-point="10" draw:end-shape="id7" draw:end-glue-point="3" svg:d="m22717 14399c1810 0 604-509 2413-509" svg:viewBox="0 0 2414 510">
          <text:p/>
        </draw:connector>
        <draw:connector draw:style-name="gr5" draw:text-style-name="P1" draw:layer="layout" draw:type="curve" svg:x1="9.076cm" svg:y1="12.39cm" svg:x2="25.127cm" svg:y2="17.66cm" draw:start-shape="id1" draw:start-glue-point="2" draw:end-shape="id8" draw:end-glue-point="3" svg:d="m9076 12390c0 3514 5350 5270 16051 5270" svg:viewBox="0 0 16052 5271">
          <text:p/>
        </draw:connector>
        <draw:line draw:style-name="gr6" draw:text-style-name="P1" draw:layer="layout" svg:x1="22.971cm" svg:y1="3.54cm" svg:x2="23.098cm" svg:y2="20.05cm">
          <text:p/>
        </draw:line>
        <draw:custom-shape draw:style-name="gr7" draw:text-style-name="P1" draw:layer="layout" svg:width="6.604cm" svg:height="1.651cm" svg:x="25.257cm" svg:y="2.778cm">
          <text:p text:style-name="P1">Javascript Cod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draw:layer="layout" svg:width="6.604cm" svg:height="1.651cm" svg:x="15.351cm" svg:y="2.905cm">
          <text:p text:style-name="P1">Services Engin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" draw:text-style-name="P1" draw:layer="layout" svg:x1="13.961cm" svg:y1="3.453cm" svg:x2="14.088cm" svg:y2="19.963cm">
          <text:p/>
        </draw:line>
        <draw:custom-shape draw:style-name="gr7" draw:text-style-name="P1" draw:layer="layout" svg:width="6.604cm" svg:height="1.651cm" svg:x="5.683cm" svg:y="2.995cm">
          <text:p text:style-name="P1">Master Serv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4" draw:layer="layout" svg:width="10.033cm" svg:height="1.27cm" svg:x="1.889cm" svg:y="18.653cm">
          <text:p text:style-name="P3"><text:span text:style-name="T2">Designed by Omar Andres Zapata Mes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19:01:43</meta:creation-date>
    <dc:date>2013-01-07T19:57:49</dc:date>
    <meta:editing-duration>PT14M38S</meta:editing-duration>
    <meta:editing-cycles>5</meta:editing-cycles>
    <meta:generator>LibreOffice/3.6$Linux_X86_64 LibreOffice_project/360m1$Build-3</meta:generator>
    <meta:document-statistic meta:object-count="22"/>
  </office:meta>
</office:document-meta>
</file>